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Preformatted_20_Text">
      <style:text-properties officeooo:paragraph-rsid="001dc413"/>
    </style:style>
    <style:style style:name="P73" style:family="paragraph" style:parent-style-name="Preformatted_20_Text">
      <style:text-properties officeooo:rsid="001dc413" officeooo:paragraph-rsid="001dc413"/>
    </style:style>
    <style:style style:name="P74" style:family="paragraph" style:parent-style-name="Preformatted_20_Text">
      <style:text-properties style:text-underline-style="none"/>
    </style:style>
    <style:style style:name="P75" style:family="paragraph" style:parent-style-name="Preformatted_20_Text">
      <style:text-properties officeooo:paragraph-rsid="0027cdf3"/>
    </style:style>
    <style:style style:name="P76" style:family="paragraph" style:parent-style-name="Preformatted_20_Text">
      <style:text-properties officeooo:rsid="0027cdf3" officeooo:paragraph-rsid="0027cdf3"/>
    </style:style>
    <style:style style:name="P77" style:family="paragraph" style:parent-style-name="Preformatted_20_Text">
      <style:text-properties officeooo:rsid="002bcced" officeooo:paragraph-rsid="002bcced"/>
    </style:style>
    <style:style style:name="P78" style:family="paragraph" style:parent-style-name="Preformatted_20_Text">
      <style:text-properties officeooo:paragraph-rsid="0048db8a"/>
    </style:style>
    <style:style style:name="P79" style:family="paragraph" style:parent-style-name="Preformatted_20_Text">
      <style:text-properties officeooo:paragraph-rsid="004d3dcc"/>
    </style:style>
    <style:style style:name="P80" style:family="paragraph" style:parent-style-name="Preformatted_20_Text">
      <style:text-properties officeooo:paragraph-rsid="006061e9"/>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text-properties fo:font-size="8pt" officeooo:paragraph-rsid="00a0dc14" style:font-size-asian="8pt" style:font-size-complex="8pt"/>
    </style:style>
    <style:style style:name="P83" style:family="paragraph" style:parent-style-name="Preformatted_20_Text">
      <style:text-properties fo:font-size="8pt" officeooo:paragraph-rsid="00a31e95" style:font-size-asian="8pt" style:font-size-complex="8pt"/>
    </style:style>
    <style:style style:name="P84" style:family="paragraph" style:parent-style-name="Preformatted_20_Text">
      <style:text-properties officeooo:rsid="006061e9" officeooo:paragraph-rsid="006061e9"/>
    </style:style>
    <style:style style:name="P85" style:family="paragraph" style:parent-style-name="Preformatted_20_Text">
      <style:text-properties officeooo:paragraph-rsid="0092920b"/>
    </style:style>
    <style:style style:name="P86" style:family="paragraph" style:parent-style-name="Preformatted_20_Text">
      <style:text-properties officeooo:rsid="0092920b" officeooo:paragraph-rsid="0092920b"/>
    </style:style>
    <style:style style:name="P87" style:family="paragraph" style:parent-style-name="Preformatted_20_Text">
      <style:text-properties officeooo:paragraph-rsid="00a31e95"/>
    </style:style>
    <style:style style:name="P88" style:family="paragraph" style:parent-style-name="Preformatted_20_Text">
      <style:text-properties officeooo:paragraph-rsid="00bac90b"/>
    </style:style>
    <style:style style:name="P89" style:family="paragraph" style:parent-style-name="Preformatted_20_Text">
      <style:text-properties officeooo:rsid="00bac90b" officeooo:paragraph-rsid="00bac90b"/>
    </style:style>
    <style:style style:name="P90" style:family="paragraph" style:parent-style-name="Preformatted_20_Text">
      <style:text-properties officeooo:rsid="00c4e026" officeooo:paragraph-rsid="00c4e026"/>
    </style:style>
    <style:style style:name="P91" style:family="paragraph" style:parent-style-name="Preformatted_20_Text">
      <style:text-properties officeooo:rsid="00c850b3" officeooo:paragraph-rsid="00c850b3"/>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4" style:family="paragraph" style:parent-style-name="Standard">
      <style:text-properties officeooo:rsid="001e30f4" officeooo:paragraph-rsid="002bcced"/>
    </style:style>
    <style:style style:name="P95" style:family="paragraph" style:parent-style-name="Standard">
      <style:text-properties officeooo:rsid="00203c5b" officeooo:paragraph-rsid="002bcced"/>
    </style:style>
    <style:style style:name="P96" style:family="paragraph" style:parent-style-name="Standard">
      <style:text-properties officeooo:rsid="00203c5b" officeooo:paragraph-rsid="003a7f2b"/>
    </style:style>
    <style:style style:name="P97" style:family="paragraph" style:parent-style-name="Standard">
      <style:text-properties officeooo:rsid="00203c5b" officeooo:paragraph-rsid="007abaec"/>
    </style:style>
    <style:style style:name="P9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5" style:family="paragraph" style:parent-style-name="Standard">
      <style:text-properties officeooo:rsid="007abaec" officeooo:paragraph-rsid="007abaec"/>
    </style:style>
    <style:style style:name="P106" style:family="paragraph" style:parent-style-name="Heading">
      <style:text-properties officeooo:rsid="00c5b75a" officeooo:paragraph-rsid="00c5b75a"/>
    </style:style>
    <style:style style:name="P107" style:family="paragraph" style:parent-style-name="Subtitle">
      <style:text-properties officeooo:rsid="022dda61" officeooo:paragraph-rsid="00dafe96"/>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09" style:family="paragraph" style:parent-style-name="Heading_20_1">
      <style:text-properties officeooo:rsid="001c18ac" officeooo:paragraph-rsid="001c18ac"/>
    </style:style>
    <style:style style:name="P110" style:family="paragraph" style:parent-style-name="Heading_20_1">
      <style:text-properties officeooo:rsid="00278888" officeooo:paragraph-rsid="00278888"/>
    </style:style>
    <style:style style:name="P111" style:family="paragraph" style:parent-style-name="Heading_20_2">
      <style:text-properties officeooo:rsid="00989354" officeooo:paragraph-rsid="00989354"/>
    </style:style>
    <style:style style:name="P112" style:family="paragraph" style:parent-style-name="Heading_20_2">
      <style:text-properties officeooo:rsid="001dc413" officeooo:paragraph-rsid="001dc413"/>
    </style:style>
    <style:style style:name="P113" style:family="paragraph" style:parent-style-name="Heading_20_2">
      <style:text-properties officeooo:rsid="00278888" officeooo:paragraph-rsid="00278888"/>
    </style:style>
    <style:style style:name="P114" style:family="paragraph" style:parent-style-name="Heading_20_2">
      <style:text-properties officeooo:rsid="004de9a5" officeooo:paragraph-rsid="004de9a5"/>
    </style:style>
    <style:style style:name="P115" style:family="paragraph" style:parent-style-name="Heading_20_2">
      <style:text-properties officeooo:rsid="00cbda9c" officeooo:paragraph-rsid="00cbda9c"/>
    </style:style>
    <style:style style:name="P116" style:family="paragraph" style:parent-style-name="Heading_20_3">
      <style:text-properties officeooo:rsid="00c0eb4b" officeooo:paragraph-rsid="00c0eb4b"/>
    </style:style>
    <style:style style:name="P117" style:family="paragraph" style:parent-style-name="Heading_20_3">
      <style:text-properties officeooo:rsid="00ca0d2c" officeooo:paragraph-rsid="00ca0d2c"/>
    </style:style>
    <style:style style:name="P118" style:family="paragraph" style:parent-style-name="Heading_20_3">
      <style:text-properties officeooo:rsid="0027cdf3" officeooo:paragraph-rsid="0027cdf3"/>
    </style:style>
    <style:style style:name="P119" style:family="paragraph" style:parent-style-name="Heading_20_3">
      <style:text-properties officeooo:rsid="005fde75" officeooo:paragraph-rsid="005fde75"/>
    </style:style>
    <style:style style:name="P120" style:family="paragraph" style:parent-style-name="Preformatted_20_Text">
      <style:text-properties fo:font-weight="bold" style:font-weight-asian="bold" style:font-weight-complex="bold"/>
    </style:style>
    <style:style style:name="P121" style:family="paragraph" style:parent-style-name="Text_20_body" style:list-style-name="L1">
      <style:text-properties officeooo:rsid="00a3845b" officeooo:paragraph-rsid="00a3845b"/>
    </style:style>
    <style:style style:name="P122" style:family="paragraph" style:parent-style-name="Text_20_body" style:list-style-name="L1">
      <style:text-properties fo:font-style="italic" officeooo:rsid="00a3845b" officeooo:paragraph-rsid="00a3845b" style:font-style-asian="italic" style:font-style-complex="italic"/>
    </style:style>
    <style:style style:name="P123" style:family="paragraph" style:parent-style-name="Text_20_body" style:list-style-name="L2">
      <style:text-properties officeooo:rsid="00a92964" officeooo:paragraph-rsid="00a92964"/>
    </style:style>
    <style:style style:name="P124" style:family="paragraph" style:parent-style-name="Text_20_body" style:list-style-name="L3">
      <style:text-properties officeooo:rsid="00a92964" officeooo:paragraph-rsid="00a92964"/>
    </style:style>
    <style:style style:name="P125" style:family="paragraph" style:parent-style-name="Text_20_body" style:list-style-name="L3">
      <style:text-properties officeooo:rsid="00a92964" officeooo:paragraph-rsid="00aacc78"/>
    </style:style>
    <style:style style:name="P126" style:family="paragraph" style:parent-style-name="Text_20_body" style:list-style-name="L3">
      <style:text-properties fo:font-style="normal" officeooo:rsid="00a92964" officeooo:paragraph-rsid="00a92964" style:font-style-asian="normal" style:font-style-complex="normal"/>
    </style:style>
    <style:style style:name="P127" style:family="paragraph" style:parent-style-name="Text_20_body">
      <style:text-properties officeooo:rsid="00e75aa1" officeooo:paragraph-rsid="00e75aa1"/>
    </style:style>
    <style:style style:name="P128" style:family="paragraph" style:parent-style-name="Text_20_body">
      <style:text-properties officeooo:rsid="00e9c7a2" officeooo:paragraph-rsid="00e9c7a2"/>
    </style:style>
    <style:style style:name="P129" style:family="paragraph" style:parent-style-name="Text_20_body">
      <style:text-properties officeooo:paragraph-rsid="00e75aa1"/>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officeooo:rsid="00e2d5a2" style:font-style-asian="normal" style:font-style-complex="normal"/>
    </style:style>
    <style:style style:name="T52" style:family="text">
      <style:text-properties fo:font-style="normal" officeooo:rsid="00e9c7a2" style:font-style-asian="normal" style:font-style-complex="normal"/>
    </style:style>
    <style:style style:name="T53" style:family="text">
      <style:text-properties fo:font-style="normal" officeooo:rsid="00eba207"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138ff" style:font-style-asian="normal" style:font-weight-asian="normal" style:font-style-complex="normal" style:font-weight-complex="normal"/>
    </style:style>
    <style:style style:name="T56" style:family="text">
      <style:text-properties fo:font-style="normal" fo:font-weight="normal" officeooo:rsid="003a7f2b" style:font-style-asian="normal" style:font-weight-asian="normal" style:font-style-complex="normal" style:font-weight-complex="normal"/>
    </style:style>
    <style:style style:name="T57" style:family="text">
      <style:text-properties fo:font-style="normal" fo:font-weight="normal" officeooo:rsid="004f77f4" style:font-style-asian="normal" style:font-weight-asian="normal" style:font-style-complex="normal" style:font-weight-complex="normal"/>
    </style:style>
    <style:style style:name="T58" style:family="text">
      <style:text-properties fo:font-style="normal" fo:font-weight="normal" officeooo:rsid="004fb653" style:font-style-asian="normal" style:font-weight-asian="normal" style:font-style-complex="normal" style:font-weight-complex="normal"/>
    </style:style>
    <style:style style:name="T59" style:family="text">
      <style:text-properties fo:font-style="normal" fo:font-weight="normal" officeooo:rsid="0050854f" style:font-style-asian="normal" style:font-weight-asian="normal" style:font-style-complex="normal" style:font-weight-complex="normal"/>
    </style:style>
    <style:style style:name="T60" style:family="text">
      <style:text-properties fo:font-style="normal" fo:font-weight="normal" officeooo:rsid="00534df4" style:font-style-asian="normal" style:font-weight-asian="normal" style:font-style-complex="normal" style:font-weight-complex="normal"/>
    </style:style>
    <style:style style:name="T61" style:family="text">
      <style:text-properties fo:font-style="normal" fo:font-weight="normal" officeooo:rsid="005aa345" style:font-style-asian="normal" style:font-weight-asian="normal" style:font-style-complex="normal" style:font-weight-complex="normal"/>
    </style:style>
    <style:style style:name="T62" style:family="text">
      <style:text-properties fo:font-style="normal" fo:font-weight="normal" officeooo:rsid="0079b304" style:font-style-asian="normal" style:font-weight-asian="normal" style:font-style-complex="normal" style:font-weight-complex="normal"/>
    </style:style>
    <style:style style:name="T63" style:family="text">
      <style:text-properties fo:font-style="normal" fo:font-weight="normal" officeooo:rsid="0090b79e" style:font-style-asian="normal" style:font-weight-asian="normal" style:font-style-complex="normal" style:font-weight-complex="normal"/>
    </style:style>
    <style:style style:name="T64" style:family="text">
      <style:text-properties fo:font-style="normal" fo:font-weight="normal" officeooo:rsid="0094e0e0" style:font-style-asian="normal" style:font-weight-asian="normal" style:font-style-complex="normal" style:font-weight-complex="normal"/>
    </style:style>
    <style:style style:name="T65" style:family="text">
      <style:text-properties fo:font-style="normal" fo:font-weight="normal" officeooo:rsid="00a92964" style:font-style-asian="normal" style:font-weight-asian="normal" style:font-style-complex="normal" style:font-weight-complex="normal"/>
    </style:style>
    <style:style style:name="T66" style:family="text">
      <style:text-properties fo:font-style="normal" fo:font-weight="normal" officeooo:rsid="00b9e356" style:font-style-asian="normal" style:font-weight-asian="normal" style:font-style-complex="normal" style:font-weight-complex="normal"/>
    </style:style>
    <style:style style:name="T67" style:family="text">
      <style:text-properties fo:font-style="normal" fo:font-weight="normal" officeooo:rsid="00cccf5a" style:font-style-asian="normal" style:font-weight-asian="normal" style:font-style-complex="normal" style:font-weight-complex="normal"/>
    </style:style>
    <style:style style:name="T68" style:family="text">
      <style:text-properties fo:font-style="normal" fo:font-weight="normal" officeooo:rsid="00d22927"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4f77f4" style:font-style-asian="normal" style:font-weight-asian="bold" style:font-style-complex="normal" style:font-weight-complex="bold"/>
    </style:style>
    <style:style style:name="T71" style:family="text">
      <style:text-properties fo:font-style="normal" fo:font-weight="bold" officeooo:rsid="005aa345" style:font-style-asian="normal" style:font-weight-asian="bold" style:font-style-complex="normal" style:font-weight-complex="bold"/>
    </style:style>
    <style:style style:name="T72" style:family="text">
      <style:text-properties fo:font-style="normal" fo:font-weight="bold" officeooo:rsid="00ac5888" style:font-style-asian="normal" style:font-weight-asian="bold" style:font-style-complex="normal" style:font-weight-complex="bold"/>
    </style:style>
    <style:style style:name="T73" style:family="text">
      <style:text-properties fo:font-style="normal" fo:font-weight="bold" officeooo:rsid="00b9e356" style:font-style-asian="normal" style:font-weight-asian="bold" style:font-style-complex="normal" style:font-weight-complex="bold"/>
    </style:style>
    <style:style style:name="T74" style:family="text">
      <style:text-properties fo:font-weight="bold" style:font-weight-asian="bold" style:font-weight-complex="bold"/>
    </style:style>
    <style:style style:name="T75" style:family="text">
      <style:text-properties fo:font-weight="bold" officeooo:rsid="00768a73" style:font-weight-asian="bold" style:font-weight-complex="bold"/>
    </style:style>
    <style:style style:name="T76" style:family="text">
      <style:text-properties fo:font-weight="bold" officeooo:rsid="00d941e2"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768a73" style:font-weight-asian="normal" style:font-weight-complex="normal"/>
    </style:style>
    <style:style style:name="T79" style:family="text">
      <style:text-properties officeooo:rsid="0027cdf3"/>
    </style:style>
    <style:style style:name="T80" style:family="text">
      <style:text-properties officeooo:rsid="002bcced"/>
    </style:style>
    <style:style style:name="T81" style:family="text">
      <style:text-properties officeooo:rsid="00203c5b"/>
    </style:style>
    <style:style style:name="T82" style:family="text">
      <style:text-properties officeooo:rsid="00a77051"/>
    </style:style>
    <style:style style:name="T83" style:family="text">
      <style:text-properties fo:color="#000000" style:font-name="Liberation Mono1" fo:font-size="9pt" fo:font-style="normal" fo:font-weight="normal" style:font-style-asian="normal" style:font-weight-asian="normal" style:font-style-complex="normal" style:font-weight-complex="normal"/>
    </style:style>
    <style:style style:name="T84"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7" style:family="text">
      <style:text-properties fo:color="#ffffff" style:text-underline-style="none" fo:font-weight="bold" style:font-weight-asian="bold" style:font-weight-complex="bold"/>
    </style:style>
    <style:style style:name="T88" style:family="text">
      <style:text-properties officeooo:rsid="003309b9"/>
    </style:style>
    <style:style style:name="T89" style:family="text">
      <style:text-properties officeooo:rsid="003a7f2b"/>
    </style:style>
    <style:style style:name="T90" style:family="text">
      <style:text-properties officeooo:rsid="0048db8a"/>
    </style:style>
    <style:style style:name="T91" style:family="text">
      <style:text-properties officeooo:rsid="00497a50"/>
    </style:style>
    <style:style style:name="T92" style:family="text">
      <style:text-properties officeooo:rsid="004991e6"/>
    </style:style>
    <style:style style:name="T93" style:family="text">
      <style:text-properties officeooo:rsid="004d3dcc"/>
    </style:style>
    <style:style style:name="T94" style:family="text">
      <style:text-properties officeooo:rsid="004de9a5"/>
    </style:style>
    <style:style style:name="T95" style:family="text">
      <style:text-properties officeooo:rsid="0050f624"/>
    </style:style>
    <style:style style:name="T96" style:family="text">
      <style:text-properties officeooo:rsid="00533de6"/>
    </style:style>
    <style:style style:name="T97" style:family="text">
      <style:text-properties officeooo:rsid="00534df4"/>
    </style:style>
    <style:style style:name="T98" style:family="text">
      <style:text-properties officeooo:rsid="0054cf04"/>
    </style:style>
    <style:style style:name="T99" style:family="text">
      <style:text-properties officeooo:rsid="006061e9"/>
    </style:style>
    <style:style style:name="T100" style:family="text">
      <style:text-properties officeooo:rsid="006243d5"/>
    </style:style>
    <style:style style:name="T101" style:family="text">
      <style:text-properties officeooo:rsid="006401b5"/>
    </style:style>
    <style:style style:name="T102" style:family="text">
      <style:text-properties officeooo:rsid="00667473"/>
    </style:style>
    <style:style style:name="T103" style:family="text">
      <style:text-properties officeooo:rsid="006b38e7"/>
    </style:style>
    <style:style style:name="T104" style:family="text">
      <style:text-properties fo:font-size="8pt" style:font-size-asian="8pt" style:font-size-complex="8pt"/>
    </style:style>
    <style:style style:name="T105" style:family="text">
      <style:text-properties fo:font-size="8pt" officeooo:rsid="00b32834" style:font-size-asian="8pt" style:font-size-complex="8pt"/>
    </style:style>
    <style:style style:name="T106" style:family="text">
      <style:text-properties officeooo:rsid="007096d6"/>
    </style:style>
    <style:style style:name="T107" style:family="text">
      <style:text-properties officeooo:rsid="00768a73"/>
    </style:style>
    <style:style style:name="T108" style:family="text">
      <style:text-properties officeooo:rsid="00778092"/>
    </style:style>
    <style:style style:name="T109" style:family="text">
      <style:text-properties officeooo:rsid="0079b304"/>
    </style:style>
    <style:style style:name="T110" style:family="text">
      <style:text-properties officeooo:rsid="007dfda2"/>
    </style:style>
    <style:style style:name="T111" style:family="text">
      <style:text-properties officeooo:rsid="008c3fc2"/>
    </style:style>
    <style:style style:name="T112" style:family="text">
      <style:text-properties officeooo:rsid="0090b79e"/>
    </style:style>
    <style:style style:name="T113" style:family="text">
      <style:text-properties officeooo:rsid="0091c55f"/>
    </style:style>
    <style:style style:name="T114" style:family="text">
      <style:text-properties officeooo:rsid="0092920b"/>
    </style:style>
    <style:style style:name="T115" style:family="text">
      <style:text-properties officeooo:rsid="00989354"/>
    </style:style>
    <style:style style:name="T116" style:family="text">
      <style:text-properties style:font-name="Liberation Mono" fo:font-size="10pt" style:font-size-asian="10pt" style:font-size-complex="10pt"/>
    </style:style>
    <style:style style:name="T117" style:family="text">
      <style:text-properties style:font-name="Liberation Mono" fo:font-size="10pt" fo:font-weight="bold" style:font-size-asian="10pt" style:font-weight-asian="bold" style:font-size-complex="10pt" style:font-weight-complex="bold"/>
    </style:style>
    <style:style style:name="T11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9"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2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officeooo:rsid="009f29f1"/>
    </style:style>
    <style:style style:name="T122" style:family="text">
      <style:text-properties officeooo:rsid="009feecd"/>
    </style:style>
    <style:style style:name="T123" style:family="text">
      <style:text-properties officeooo:rsid="00aff2fa"/>
    </style:style>
    <style:style style:name="T124" style:family="text">
      <style:text-properties officeooo:rsid="00b15c14"/>
    </style:style>
    <style:style style:name="T125" style:family="text">
      <style:text-properties officeooo:rsid="00b32834"/>
    </style:style>
    <style:style style:name="T126" style:family="text">
      <style:text-properties officeooo:rsid="00b6e0a7"/>
    </style:style>
    <style:style style:name="T127" style:family="text">
      <style:text-properties officeooo:rsid="00b829a7"/>
    </style:style>
    <style:style style:name="T128" style:family="text">
      <style:text-properties officeooo:rsid="00b9e356"/>
    </style:style>
    <style:style style:name="T129" style:family="text">
      <style:text-properties officeooo:rsid="00bac90b"/>
    </style:style>
    <style:style style:name="T130" style:family="text">
      <style:text-properties officeooo:rsid="00c17694"/>
    </style:style>
    <style:style style:name="T131" style:family="text">
      <style:text-properties officeooo:rsid="00c32952"/>
    </style:style>
    <style:style style:name="T132" style:family="text">
      <style:text-properties officeooo:rsid="00c5b75a"/>
    </style:style>
    <style:style style:name="T133" style:family="text">
      <style:text-properties officeooo:rsid="00c77751"/>
    </style:style>
    <style:style style:name="T134" style:family="text">
      <style:text-properties officeooo:rsid="00c850b3"/>
    </style:style>
    <style:style style:name="T135" style:family="text">
      <style:text-properties officeooo:rsid="00ca0d2c"/>
    </style:style>
    <style:style style:name="T136" style:family="text">
      <style:text-properties officeooo:rsid="00cd9113"/>
    </style:style>
    <style:style style:name="T137" style:family="text">
      <style:text-properties officeooo:rsid="00d264e0"/>
    </style:style>
    <style:style style:name="T138" style:family="text">
      <style:text-properties officeooo:rsid="00d62888"/>
    </style:style>
    <style:style style:name="T139" style:family="text">
      <style:text-properties officeooo:rsid="00d72f4d"/>
    </style:style>
    <style:style style:name="T140" style:family="text">
      <style:text-properties officeooo:rsid="00d941e2"/>
    </style:style>
    <style:style style:name="T141" style:family="text">
      <style:text-properties officeooo:rsid="00e4c55c"/>
    </style:style>
    <style:style style:name="T142" style:family="text">
      <style:text-properties officeooo:rsid="00e75aa1"/>
    </style:style>
    <style:style style:name="T143" style:family="text">
      <style:text-properties style:font-name="DejaVu Sans" fo:font-size="10pt" fo:font-style="normal" style:font-size-asian="10pt" style:font-style-asian="normal" style:font-size-complex="10pt" style:font-style-complex="normal"/>
    </style:style>
    <style:style style:name="T144" style:family="text">
      <style:text-properties officeooo:rsid="00ea77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07">Version 1.0.2</text:p>
      <text:h text:style-name="P109" text:outline-level="1"><text:bookmark-start text:name="__RefHeading___Toc5465_3816005984"/>Introduction<text:bookmark-end text:name="__RefHeading___Toc5465_3816005984"/></text:h>
      <text:p text:style-name="P1"><text:span text:style-name="T97">The QDL interpreter may be run from the command line but there is also another supplied tool called the </text:span><text:span text:style-name="T22">workspace</text:span><text:span text:style-name="T60">. This runs a QDL interpreter and lets you run commands interactively as well as stores state </text:span><text:span text:style-name="T63">(</text:span><text:span text:style-name="T60">so you can create a bunch of variables and save them for future use). <text:s/>Sessions may be saved and loaded.</text:span> </text:p>
      <text:h text:style-name="P109" text:outline-level="1"><text:bookmark-start text:name="__RefHeading___Toc5467_3816005984"/>Getting and starting <text:span text:style-name="T9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4"/>
      <text:p text:style-name="P72">*****************************************</text:p>
      <text:p text:style-name="Preformatted_20_Text">Welcome to the QDL Workspace</text:p>
      <text:p text:style-name="P72">Version 1.0</text:p>
      <text:p text:style-name="P93">Type )help for help.<text:line-break/>*****************************************</text:p>
      <text:p text:style-name="P2">The prompt is simply an indent of 4 space<text:span text:style-name="T112">s</text:span>. So try it out by typing the famous program</text:p>
      <text:p text:style-name="Preformatted_20_Text"><text:s text:c="4"/><text:span text:style-name="T113">say(‘Hello world’);</text:span></text:p>
      <text:p text:style-name="P73">Hello world</text:p>
      <text:p text:style-name="P7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2">y</text:span></text:p>
      <text:p text:style-name="Preformatted_20_Text">exiting...</text:p>
      <text:h text:style-name="P111"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5">script_path</text:span></text:p>
      <text:p text:style-name="Text_20_body"><text:line-break/><text:span text:style-name="T115">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4202677294" text:style-name="L1">
        <text:list-item>
          <text:p text:style-name="P121">)ws is the command</text:p>
        </text:list-item>
        <text:list-item>
          <text:p text:style-name="P122">save<text:span text:style-name="T25"> is the action</text:span></text:p>
        </text:list-item>
        <text:list-item>
          <text:p text:style-name="P122">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9">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8">)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2"><text:span text:style-name="T25"><text:s text:c="4"/></text:span>)ws save file_name</text:p>
      <text:h text:style-name="Heading_20_1" text:outline-level="1"><text:bookmark-start text:name="__RefHeading___Toc5540_3816005984"/><text:span text:style-name="T81">T</text:span>emplates <text:span text:style-name="T81">and script preprocessing</text:span><text:bookmark-end text:name="__RefHeading___Toc5540_3816005984"/></text:h>
      <text:p text:style-name="P94"/>
      <text:p text:style-name="P97">You may set values directly in the <text:span text:style-name="T82">interpreter </text:span>environment and access them via <text:span text:style-name="T89">the </text:span><text:s/><text:span text:style-name="T21">templating syntax</text:span> of <text:span text:style-name="T116">${…}</text:span>. </text:p>
      <text:p text:style-name="P97"/>
      <text:p text:style-name="P104">Note:<text:span text:style-name="T54"> This is a feature of the workspace and is </text:span><text:span text:style-name="T77">not</text:span><text:span text:style-name="T54">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2"/>
      <text:p text:style-name="P105">An example of how to use this: Let’s set two environment variables:</text:p>
      <text:p text:style-name="P95"/>
      <text:p text:style-name="P77">)env set vo voPersonExternalID</text:p>
      <text:p text:style-name="P77">)env set a @accounts.google.com</text:p>
      <text:p text:style-name="Preformatted_20_Text"/>
      <text:p text:style-name="P95"/>
      <text:p text:style-name="P96">The template are done <text:span text:style-name="T21">before</text:span><text:span text:style-name="T54"> any </text:span><text:span text:style-name="T55">parsing or </text:span><text:span text:style-name="T54">other processing. <text:s/></text:span><text:span text:style-name="T56">In computer languages a lot of use can be made of pre</text:span><text:span text:style-name="T24">-</text:span><text:span text:style-name="T5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8"/>
      <text:p text:style-name="P99">So you could use this to, for instance, keep typos to a minimum but issuing statements like (assuming <text:span text:style-name="T116">claims.oidc</text:span> has the value 349765)</text:p>
      <text:p text:style-name="P100"/>
      <text:p text:style-name="Preformatted_20_Text"><text:s text:c="4"/>${vo} := claims.oidc + ‘<text:span text:style-name="T80">${a}</text:span>’;</text:p>
      <text:p text:style-name="Preformatted_20_Text"><text:s text:c="4"/>say(${vo});</text:p>
      <text:p text:style-name="Preformatted_20_Text"><text:a xlink:type="simple" xlink:href="mailto:349765@accounts.google.com" text:style-name="Internet_20_link" text:visited-style-name="Visited_20_Internet_20_Link"><text:span text:style-name="T8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7">349765@accounts.google.com</text:span></text:a></text:p>
      <text:p text:style-name="P100"/>
      <text:p text:style-name="P101"/>
      <text:p text:style-name="P95">What is the advantage of this? You can embed things like code snippets <text:span text:style-name="T89">(especially the one you keep mistyping) <text:s/></text:span>or use it to prevent spelling issues or to future proof. In this case, if there were several references to <text:span text:style-name="T83">voPersonExternalID, </text:span><text:span text:style-name="T85">then the template allows you to set this one place in your script. </text:span><text:span text:style-name="T86">Note that this lets you template for things like control structures, names of functions or really anything </text:span><text:soft-page-break/><text:span text:style-name="T86">– it is wholly outside the language. </text:span><text:span text:style-name="T85">If the name of ever changes (to say <text:s/></text:span><text:span text:style-name="T84">voPersonExternalID_v2 </text:span>then you would need to only change where it is set in the environment and the changes would take place automatically. While fairly trivial to use, it can make a lot of <text:span text:style-name="T110">coding/testing</text:span> considerably easier. </text:p>
      <text:p text:style-name="P103"/>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1">7</text:span>:31.626Z</text:p>
      <text:p text:style-name="Text_20_body"/>
      <text:p text:style-name="P44">In this case, <text:span text:style-name="T111">the current date and time are created and then repeated. </text:span></text:p>
      <text:h text:style-name="Heading_20_2" text:outline-level="2">Listing things</text:h>
      <text:p text:style-name="P49">For the following commands</text:p>
      <text:list xml:id="list3528503808" text:style-name="L2">
        <text:list-item>
          <text:p text:style-name="P123">)funcs</text:p>
        </text:list-item>
        <text:list-item>
          <text:p text:style-name="P123">)vars</text:p>
        </text:list-item>
        <text:list-item>
          <text:p text:style-name="P123">)modules</text:p>
        </text:list-item>
      </text:list>
      <text:p text:style-name="P49">Each allows for various formatting switches when listing. These are</text:p>
      <text:list xml:id="list2157128603" text:style-name="L3">
        <text:list-item>
          <text:p text:style-name="P124">-r <text:span text:style-name="T3">regex­ = </text:span><text:span text:style-name="T25">apply the regex to each element of the output for matching</text:span></text:p>
        </text:list-item>
        <text:list-item>
          <text:p text:style-name="P126">-cols = list in columnar formatting</text:p>
        </text:list-item>
        <text:list-item>
          <text:p text:style-name="P124"><text:span text:style-name="T25">-w </text:span><text:span text:style-name="T3">int</text:span><text:span text:style-name="T25"> set the max display width. Note that -cols overrides this</text:span></text:p>
        </text:list-item>
        <text:list-item>
          <text:p text:style-name="P125"><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72">.*</text:span><text:span text:style-name="T39"> means to match any character, so </text:span><text:span text:style-name="T72">to_.*</text:span><text:span text:style-name="T39"> means just match anything that starts with </text:span><text:span text:style-name="T72">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0" text:outline-level="1"><text:bookmark-start text:name="__RefHeading___Toc5471_3816005984"/>Command reference<text:bookmark-end text:name="__RefHeading___Toc5471_3816005984"/></text:h>
      <text:h text:style-name="P113"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9">)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text:span><text:span text:style-name="T51">such as editing it in your favorite editor</text:span><text:span text:style-name="T2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6" text:outline-level="3">Lifecycle of a buffer.</text:h>
      <text:p text:style-name="P58">You create a buffer or a link. <text:s/><text:span text:style-name="T130">You may then edit the contents. The contents are kept in the buffer until you save/write them to whatever store. If the buffer is a link, then the link is used as the source for save/write. <text:s/>Once they are created there is an index</text:span></text:p>
      <text:h text:style-name="P117"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30">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7">$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31">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40">See </text:span><text:span text:style-name="T76">)edit</text:span><text:span text:style-name="T140">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8">-copy</text:span><text:span text:style-name="T69"> </text:span><text:span text:style-name="T54">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1">command. Please refer to that below.</text:span></text:p>
      <text:p text:style-name="Heading">Example</text:p>
      <text:p text:style-name="Preformatted_20_Text"><text:s text:c="4"/>)b link vfs#/mysql/scripts/ligo/init.qdl <text:s/>/tmp/init.qdl</text:p>
      <text:p text:style-name="P90">6| |vfs#/mysql/scripts/ligo/init.qdl --&gt; /tmp/init.qdl</text:p>
      <text:p text:style-name="Text_20_body"><text:line-break/><text:span text:style-name="T131">This creates a link to a local file. You may then update the local file with you</text:span><text:span text:style-name="T141">r</text:span><text:span text:style-name="T131"> favorite editor. To run the file, issue</text:span></text:p>
      <text:p text:style-name="Preformatted_20_Text"><text:s text:c="3"/>)b run 6</text:p>
      <text:p text:style-name="P63"/>
      <text:p text:style-name="P63">to save the link in to the source file, issuelink</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6">Example</text:p>
      <text:p text:style-name="P64">This is just taken from my current system</text:p>
      <text:p text:style-name="Preformatted_20_Text"><text:s text:c="2"/>)b list</text:p>
      <text:p text:style-name="Preformatted_20_Text">1|*|bar</text:p>
      <text:p text:style-name="Preformatted_20_Text">2| |/<text:span text:style-name="T132">tmp/</text:span>baz.<text:span text:style-name="T132">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0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4">)</text:span><text:span text:style-name="T77">.</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3">)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9">-src </text:span><text:span text:style-name="T134">switch will force reading the source, rather than the buffer (if not saved) or the link (the default in links).</text:span></text:p>
      <text:p text:style-name="Preformatted_20_Text"><text:s text:c="4"/>)show 3 -src</text:p>
      <text:p text:style-name="P91">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7">)ws clear</text:span>. A typical invocation looks like</text:p>
      <text:p text:style-name="P75"><text:s text:c="4"/>)clear</text:p>
      <text:p text:style-name="P7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5"><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5"> </text:span></text:p>
      <text:p text:style-name="Text_20_body"><text:line-break/><text:span text:style-name="T135">Go do more editing. When ready to test, the very next thing you can type to run it is the “repeat last command” </text:span></text:p>
      <text:p text:style-name="Preformatted_20_Text"><text:s text:c="4"/>%</text:p>
      <text:p text:style-name="Preformatted_20_Text">// <text:span text:style-name="T135">ouput…</text:span></text:p>
      <text:p text:style-name="P71"/>
      <text:h text:style-name="P11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71">p</text:span><text:span text:style-name="T61"> command)</text:span><text:span text:style-name="T30">. </text:span><text:span text:style-name="T25">If you invoke the editor, you may see help by issuing the </text:span><text:span text:style-name="T69">?</text:span><text:span text:style-name="T54"> At the </text:span><text:span text:style-name="T69">edit&gt;</text:span><text:span text:style-name="T54">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4">e</text:span>dit &gt;</text:p>
      <text:p text:style-name="Text_20_body"/>
      <text:p text:style-name="P17">Note that the end of this you are returned to the prompt. <text:span text:style-name="T74">p</text:span><text:span text:style-name="T77"> prints the buffer, </text:span><text:span text:style-name="T71">i</text:span><text:span text:style-name="T54"> lets you insert text until you enter a single period. <text:s/></text:span><text:span text:style-name="T70">q</text:span><text:span text:style-name="T57"> quits. </text:span><text:span text:style-name="T58">It is actually quite nice – it has a clipboard, supports regexs for certain operations and the list goes on.</text:span></text:p>
      <text:p text:style-name="P17"><text:span text:style-name="T54">Why have such an editor in th</text:span><text:span text:style-name="T59">is</text:span><text:span text:style-name="T54"> great day and age? Because not all keyboards are created equal (</text:span><text:span text:style-name="T23">e.g</text:span><text:span text:style-name="T54">., does you</text:span><text:span text:style-name="T62">r</text:span><text:span text:style-name="T54"> cellphone let you hit the escape key? Can’t use the estimable old unix editor </text:span><text:span text:style-name="T23">vi</text:span><text:span text:style-name="T54"> without that.) Also, it seems that invariably if I need to log in to a server </text:span><text:span text:style-name="T58">(which never have GUIs, since they are servers) </text:span><text:span text:style-name="T54">remotely during an emergency, the terminal type gets screwed up and it all defaults back to 7 bit ASCII – pretty much the exact character set QDL recognizes. </text:span><text:span text:style-name="T65">(Quick reminder that variables and functions use a small set of characters, but strings are fully UTF-8.) </text:span><text:span text:style-name="T54">This editor is </text:span><text:span text:style-name="T23">not</text:span><text:span text:style-name="T54"> intended to be the go to. The intent is that you set an external file, use whatever you like and when you need to run your code, just </text:span><text:span text:style-name="T58">h</text:span><text:span text:style-name="T54">it </text:span><text:span text:style-name="T69">)</text:span><text:span text:style-name="T54"> in the workspace. The editor, however, is pretty darned useful if you need it and since I had it lying around, why not?</text:span></text:p>
      <text:p text:style-name="P18"><text:span text:style-name="T54">One last little quirk is that the editor is indeed a completely stand alone program invoked </text:span><text:span text:style-name="T62">b</text:span><text:span text:style-name="T54">y the workspace, so you can save your work in it to a file. If you are using it to edit the local buffer, all you </text:span><text:soft-page-break/><text:span text:style-name="T54">need to do is exit (enter </text:span><text:span text:style-name="T69">q </text:span><text:span text:style-name="T54">at the prompt) and don’t choose save </text:span><text:span text:style-name="T64">(unless you want another copy of the buffer in an external file)</text:span><text:span text:style-name="T54">,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91">We could supply the value of </text:span><text:span text:style-name="T5">list</text:span><text:span text:style-name="T27"> but don’t since it is optional.</text:span></text:p>
      <text:p text:style-name="P78"><text:s text:c="2"/>)env</text:p>
      <text:p text:style-name="P78">Current environment variables:</text:p>
      <text:p text:style-name="P78">{</text:p>
      <text:p text:style-name="P78"><text:s/><text:span text:style-name="T90">qdl_root=/home/bob/apps/qdl</text:span></text:p>
      <text:p text:style-name="P78"><text:s/>arf=abc d goldfish </text:p>
      <text:p text:style-name="P78"><text:soft-page-break/><text:s/>a=armstrong(600); </text:p>
      <text:p text:style-name="P78"><text:s/>d=load_module('/tmp/boot.qdl'); </text:p>
      <text:p text:style-name="P78"><text:s/>foo=12345 </text:p>
      <text:p text:style-name="P78">}</text:p>
      <text:h text:style-name="P115" text:outline-level="2">)file</text:h>
      <text:p text:style-name="P68">Operations on the file system<text:span text:style-name="T21">s</text:span>. These are all VFS <text:span text:style-name="T54">(virtual file system) </text:span>aware <text:span text:style-name="T139">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4">Note</text:span><text:span text:style-name="T23"> </text:span><text:span text:style-name="T7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4">Because of differences between </text:span><text:span text:style-name="T67">underlying </text:span><text:span text:style-name="T54">file systems, you should </text:span><text:span text:style-name="T77">always</text:span><text:span text:style-name="T54">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7">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6">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8">This passes the argument to QDL for processing.</text:span></text:p>
      <text:h text:style-name="Heading_20_3" text:outline-level="3">vfs</text:h>
      <text:p text:style-name="P69">List all information about curre<text:span text:style-name="T136">n</text:span>tly installed VFS’s.</text:p>
      <text:p text:style-name="Heading">Example</text:p>
      <text:p text:style-name="P81"><text:s text:c="2"/>)file vfs</text:p>
      <text:p text:style-name="P81">Installed virtual file systems</text:p>
      <text:p text:style-name="P81"><text:s text:c="2"/>type:mysql <text:s text:c="7"/>access:rw <text:s/>scheme: vfs <text:s text:c="2"/>mount point:/mysql/ <text:s text:c="3"/>current dir:(none) <text:s text:c="8"/></text:p>
      <text:p text:style-name="P81"><text:s text:c="2"/>type:zip <text:s text:c="9"/>access:r <text:s text:c="2"/>scheme: vfs <text:s text:c="2"/>mount point:/zip/ <text:s text:c="5"/>current dir:(none) <text:s text:c="8"/></text:p>
      <text:p text:style-name="P81"><text:s text:c="2"/>type:memory <text:s text:c="6"/><text:span text:style-name="T136">a</text:span>ccess:rw <text:s/>scheme: vfs <text:s text:c="2"/>mount point:/ramdisk/ <text:s/>current dir:(none) <text:s text:c="8"/></text:p>
      <text:p text:style-name="P81"><text:s text:c="2"/>type:pass_through access:rw <text:s/>scheme: vfs <text:s text:c="2"/>mount point:/pt/ <text:s text:c="6"/>current dir:(none) </text:p>
      <text:p text:style-name="Text_20_body"><text:line-break/><text:span text:style-name="T13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4">: One mistake in listing a vfs is to forget that, </text:span><text:span text:style-name="T77">e.g.</text:span><text:span text:style-name="T54"> in the above </text:span><text:span text:style-name="T120">vfs#/mysql</text:span><text:span text:style-name="T54"> could be a file </text:span><text:span text:style-name="T77">vs</text:span><text:span text:style-name="T54">. </text:span><text:span text:style-name="T120">vfs#/mysql/</text:span><text:span text:style-name="T54"> which is properly the mount point. </text:span><text:span text:style-name="T68">When in doubt, directories always end with a slash. </text:span><text:span text:style-name="T54">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6">l</text:span>ist, – <text:span text:style-name="T114">[</text:span><text:span text:style-name="T8">switch</text:span><text:span text:style-name="T11">e</text:span><text:span text:style-name="T8">s</text:span><text:span text:style-name="T114">]</text:span><text:bookmark-end text:name="__RefHeading___Toc5586_3816005984"/></text:h>
      <text:p text:style-name="P54">list all of the current functions in your workspace <text:span text:style-name="T123">See the note above for command line switches that apply to this action.</text:span></text:p>
      <text:p text:style-name="P45">Note that if you want to list <text:span text:style-name="T125">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5"><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4">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5">r </text:span>f.*</text:p>
      <text:p text:style-name="Preformatted_20_Text">f(1), f(2)</text:p>
      <text:p text:style-name="Text_20_body"><text:line-break/><text:span text:style-name="T114">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4">)funcs list -r f.*</text:span></text:p>
      <text:p text:style-name="P86">f(1), f(2), foo(1)</text:p>
      <text:p text:style-name="Text_20_body"><text:line-break/><text:span text:style-name="T114">By the same token, to just get the functions that start with </text:span><text:span text:style-name="T6">fo</text:span><text:span text:style-name="T32"> you would use </text:span><text:span text:style-name="T6">fo.*</text:span><text:span text:style-name="T32"> like so</text:span></text:p>
      <text:p text:style-name="P86"><text:s text:c="4"/>)funcs list fo.*</text:p>
      <text:p text:style-name="P86">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3">To list a specific function, you would issue something like this:</text:span></text:p>
      <text:p text:style-name="P79"><text:s text:c="2"/>)funcs help armstrong 1</text:p>
      <text:p text:style-name="P79">An Armstrong number is a 3 digit number that is equal to the sum of its cubed digits. This computes them for 100 &lt; n &lt; 1000.</text:p>
      <text:p text:style-name="P7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3">s</text:span>ystem <text:span text:style-name="T121">[</text:span><text:span text:style-name="T9">-fq</text:span><text:span text:style-name="T121">]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22">You may also show the fully qualified names with the -</text:span><text:span text:style-name="T7">fq</text:span><text:span text:style-name="T122"> switch. </text:span>There is also no help (at this point) for each of these available <text:span text:style-name="T106">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7"><text:soft-page-break/><text:span text:style-name="T104"><text:s text:c="2"/>)funcs system -</text:span><text:span text:style-name="T105">w</text:span><text:span text:style-name="T104"> 80</text:span></text:p>
      <text:p text:style-name="P83">abs() <text:s text:c="12"/>for_keys() <text:s text:c="7"/>is_list() <text:s text:c="8"/>raise_error() <text:s text:c="4"/>substring() <text:s text:c="6"/>vfs_unmount() <text:s text:c="4"/></text:p>
      <text:p text:style-name="P83">box() <text:s text:c="12"/>for_next() <text:s text:c="7"/>keys() <text:s text:c="11"/>random() <text:s text:c="9"/>to_hex() <text:s text:c="9"/>write_file() <text:s text:c="5"/></text:p>
      <text:p text:style-name="P83">break() <text:s text:c="10"/>from_hex() <text:s text:c="7"/>list_append() <text:s text:c="4"/>random_string() <text:s text:c="2"/>to_json() <text:s text:c="8"/></text:p>
      <text:p text:style-name="P83">check_after() <text:s text:c="4"/>from_json() <text:s text:c="6"/>list_copy() <text:s text:c="6"/>read_file() <text:s text:c="6"/>to_list() <text:s text:c="8"/></text:p>
      <text:p text:style-name="P83">common_keys() <text:s text:c="4"/>has_keys() <text:s text:c="7"/>list_insert_at() <text:s/>remove() <text:s text:c="9"/>to_lower() <text:s text:c="7"/></text:p>
      <text:p text:style-name="P83">contains() <text:s text:c="7"/>hash() <text:s text:c="11"/>list_keys() <text:s text:c="6"/>rename_keys() <text:s text:c="4"/>to_upper() <text:s text:c="7"/></text:p>
      <text:p text:style-name="P83">continue() <text:s text:c="7"/>import() <text:s text:c="9"/>list_subset() <text:s text:c="4"/>replace() <text:s text:c="8"/>tokenize() <text:s text:c="7"/></text:p>
      <text:p text:style-name="P83">date_iso() <text:s text:c="7"/>include_keys() <text:s text:c="3"/>load_module() <text:s text:c="4"/>return() <text:s text:c="9"/>trim() <text:s text:c="11"/></text:p>
      <text:p text:style-name="P83">date_ms() <text:s text:c="8"/>index_of() <text:s text:c="7"/>load_script() <text:s text:c="4"/>run_script() <text:s text:c="5"/>unbox() <text:s text:c="10"/></text:p>
      <text:p text:style-name="P83">decode_b64() <text:s text:c="5"/>indices() <text:s text:c="8"/>mask() <text:s text:c="11"/>say() <text:s text:c="12"/>union() <text:s text:c="10"/></text:p>
      <text:p text:style-name="P83">dir() <text:s text:c="12"/>insert() <text:s text:c="9"/>mod() <text:s text:c="12"/>scan() <text:s text:c="11"/>vdecode() <text:s text:c="8"/></text:p>
      <text:p text:style-name="P83">encode_b64() <text:s text:c="5"/>is_defined() <text:s text:c="5"/>numeric_digits() <text:s/>set_default() <text:s text:c="4"/>vencode() <text:s text:c="8"/></text:p>
      <text:p text:style-name="P83">exclude_keys() <text:s text:c="3"/>is_function() <text:s text:c="4"/>print() <text:s text:c="10"/>size() <text:s text:c="11"/>vfs_mount() <text:s text:c="6"/></text:p>
      <text:p text:style-name="P83"><text:s text:c="6"/></text:p>
      <text:p text:style-name="Text_20_body"/>
      <text:p text:style-name="P47">And just to show what all the fully qualified names look like</text:p>
      <text:p text:style-name="P82"><text:s/>)funcs system -fq -<text:span text:style-name="T125">w </text:span>80</text:p>
      <text:p text:style-name="P82">io#dir() <text:s text:c="14"/>math#numeric_digits() <text:s/>stem#list_keys() <text:s text:c="6"/>sys#for_next() <text:s text:c="6"/>sys#trim() <text:s text:c="12"/></text:p>
      <text:p text:style-name="P82">io#mount() <text:s text:c="12"/>math#random() <text:s text:c="9"/>stem#list_subset() <text:s text:c="4"/>sys#import() <text:s text:c="8"/>sys#vdecode() <text:s text:c="9"/></text:p>
      <text:p text:style-name="P82">io#print() <text:s text:c="12"/>math#random_string() <text:s text:c="2"/>stem#mask() <text:s text:c="11"/>sys#index_of() <text:s text:c="6"/>sys#vencode() <text:s text:c="9"/></text:p>
      <text:p text:style-name="P82">io#read() <text:s text:c="13"/>math#to_hex() <text:s text:c="9"/>stem#remove() <text:s text:c="9"/>sys#insert() <text:s text:c="10"/></text:p>
      <text:p text:style-name="P82">io#say() <text:s text:c="14"/>stem#box() <text:s text:c="12"/>stem#rename_keys() <text:s text:c="4"/>sys#is_defined() <text:s text:c="6"/></text:p>
      <text:p text:style-name="P82">io#scan() <text:s text:c="13"/>stem#common_keys() <text:s text:c="4"/>stem#set_default() <text:s text:c="4"/>sys#is_function() <text:s text:c="5"/></text:p>
      <text:p text:style-name="P82">io#unmount() <text:s text:c="10"/>stem#exclude_keys() <text:s text:c="3"/>stem#size() <text:s text:c="11"/>sys#load_module() <text:s text:c="5"/></text:p>
      <text:p text:style-name="P82">io#write() <text:s text:c="12"/>stem#from_json() <text:s text:c="6"/>stem#to_json() <text:s text:c="8"/>sys#load_script() <text:s text:c="5"/></text:p>
      <text:p text:style-name="P82">math#abs() <text:s text:c="12"/>stem#has_keys() <text:s text:c="7"/>stem#to_list() <text:s text:c="8"/>sys#raise_error() <text:s text:c="5"/></text:p>
      <text:p text:style-name="P82">math#date_iso() <text:s text:c="7"/>stem#include_keys() <text:s text:c="3"/>stem#unbox() <text:s text:c="10"/>sys#replace() <text:s text:c="9"/></text:p>
      <text:p text:style-name="P82">math#date_ms() <text:s text:c="8"/>stem#indices() <text:s text:c="8"/>stem#union() <text:s text:c="10"/>sys#return() <text:s text:c="10"/></text:p>
      <text:p text:style-name="P82">math#decode_b64() <text:s text:c="5"/>stem#is_list() <text:s text:c="8"/>sys#break() <text:s text:c="11"/>sys#run_script() <text:s text:c="6"/></text:p>
      <text:p text:style-name="P82">math#encode_b64() <text:s text:c="5"/>stem#keys() <text:s text:c="11"/>sys#check_after() <text:s text:c="5"/>sys#substring() <text:s text:c="7"/></text:p>
      <text:p text:style-name="P82">math#from_hex() <text:s text:c="7"/>stem#list_append() <text:s text:c="4"/>sys#contains() <text:s text:c="8"/>sys#to_lower() <text:s text:c="8"/></text:p>
      <text:p text:style-name="P82">math#hash() <text:s text:c="11"/>stem#list_copy() <text:s text:c="6"/>sys#continue() <text:s text:c="8"/>sys#to_upper() <text:s text:c="8"/></text:p>
      <text:p text:style-name="P82">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129"><text:span text:style-name="T142">This has a </text:span><text:span text:style-name="T144">few</text:span><text:span text:style-name="T142"> modes. No argument just prints out a generic help message, </text:span><text:span text:style-name="T144">as we saw above</text:span><text:span text:style-name="T142">.</text:span></text:p>
      <text:p text:style-name="Preformatted_20_Text">)help * </text:p>
      <text:p text:style-name="Text_20_body"/>
      <text:p text:style-name="P127">Prints out the first line of help for all user defined functions, if any.</text:p>
      <text:p text:style-name="Preformatted_20_Text">)help <text:span text:style-name="T142">user_</text:span>function <text:span text:style-name="T142">| system_function</text:span></text:p>
      <text:p text:style-name="P127"/>
      <text:p text:style-name="P127">Will print out help about the function. If it is a system function (<text:span text:style-name="T3">e.g.</text:span><text:span text:style-name="T25"> </text:span><text:span text:style-name="T143">list_insert_at</text:span><text:span text:style-name="T25">) it will print out a general help message. This is designed to be sufficient to ge</text:span><text:span text:style-name="T52">t </text:span><text:span text:style-name="T25">you using the function but please refer to the reference manual for more details.</text:span></text:p>
      <text:p text:style-name="P128"><text:span text:style-name="T25">Supplying a user_function will print the first line of help for each of the arg counts associated with that function.</text:span></text:p>
      <text:p text:style-name="P120">)help user_function arg_count</text:p>
      <text:p text:style-name="P127"><text:soft-page-break/><text:span text:style-name="T25"/></text:p>
      <text:p text:style-name="P127"><text:span text:style-name="T25">This will print out detailed help for the given user function for the number of arguments. </text:span><text:span text:style-name="T53">Arg counts are ignored for system functions.</text:span></text:p>
      <text:p text:style-name="Preformatted_20_Text">)help --help</text:p>
      <text:p text:style-name="P127"><text:span text:style-name="T25"/></text:p>
      <text:p text:style-name="P127"><text:span text:style-name="T25">Will print out how to use the help command to get more information about functions.</text:span></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7">[</text:span><text:span text:style-name="T10">y</text:span><text:span text:style-name="T107">]</text:span><text:bookmark-end text:name="__RefHeading___Toc5513_3816005984"/></text:h>
      <text:p text:style-name="P6">This causes the system to exit. <text:span text:style-name="T107">If you supply the </text:span><text:span text:style-name="T78">argument</text:span><text:span text:style-name="T75"> y </text:span><text:span text:style-name="T78">then the system will exit without saving. Otherwise, <text:s/>y</text:span><text:span text:style-name="T77">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8" text:outline-level="3"><text:bookmark-start text:name="__RefHeading___Toc5517_3816005984"/>drop<text:bookmark-end text:name="__RefHeading___Toc5517_3816005984"/></text:h>
      <text:h text:style-name="Heading_20_3" text:outline-level="3"><text:bookmark-start text:name="__RefHeading___Toc5519_3816005984"/><text:span text:style-name="T101">l</text:span>ist – <text:span text:style-name="T125">[</text:span><text:span text:style-name="T8">switches</text:span><text:span text:style-name="T41">]</text:span><text:bookmark-end text:name="__RefHeading___Toc5519_3816005984"/></text:h>
      <text:p text:style-name="P39">List all of the variables (but not their content) in the current workspace. <text:span text:style-name="T125">See the switches supported by this action above.</text:span></text:p>
      <text:h text:style-name="Heading_20_3" text:outline-level="3"><text:bookmark-start text:name="__RefHeading___Toc8211_2391341561"/><text:soft-page-break/><text:span text:style-name="T108">s</text:span>ize<text:bookmark-end text:name="__RefHeading___Toc8211_2391341561"/></text:h>
      <text:p text:style-name="P55">List the total number of symbols in use in the workspace. <text:span text:style-name="T101">This does not tell you how much memory is in use. See the workspace memory command for that.</text:span></text:p>
      <text:h text:style-name="Heading_20_3" text:outline-level="3">system <text:span text:style-name="T126">[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7">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19" text:outline-level="3"><text:bookmark-start text:name="__RefHeading___Toc8213_2391341561"/>echo [<text:span text:style-name="T3">on</text:span> | <text:span text:style-name="T3">off</text:span>] <text:span text:style-name="T128">[-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3">-pp</text:span><text:span text:style-name="T66">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9">Without echo mode on, you would have to fully write out every expressions</text:span></text:p>
      <text:p text:style-name="Preformatted_20_Text">// <text:span text:style-name="T99">So this will fail:</text:span></text:p>
      <text:p text:style-name="Preformatted_20_Text"><text:s text:c="2"/>2 + 2</text:p>
      <text:p text:style-name="Preformatted_20_Text">syntax error:</text:p>
      <text:p text:style-name="Preformatted_20_Text"/>
      <text:p text:style-name="Preformatted_20_Text">// <text:span text:style-name="T100">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0">// <text:span text:style-name="T99">same as </text:span></text:p>
      <text:p text:style-name="P84">// print(mod(360, 11));</text:p>
      <text:p text:style-name="P80"/>
      <text:p text:style-name="P80"><text:s text:c="2"/>a. := indices(6)+10</text:p>
      <text:p text:style-name="P80"><text:s text:c="2"/>a.</text:p>
      <text:p text:style-name="P80">{0=10, 1=11, 2=12, 3=13, 4=14, 5=15}</text:p>
      <text:p text:style-name="P36"/>
      <text:p text:style-name="P57">Echo mode lets you use QDL like a big calculator. </text:p>
      <text:p text:style-name="Heading">Another example. <text:span text:style-name="T129">Turn on pretty print</text:span></text:p>
      <text:p text:style-name="P88"><text:s text:c="2"/>)ws echo on -pp off</text:p>
      <text:p text:style-name="P88"><text:soft-page-break/>echo mode on, pretty print = <text:span text:style-name="T129">off</text:span></text:p>
      <text:p text:style-name="P88"><text:s text:c="2"/>sys#constants()</text:p>
      <text:p text:style-name="P88">{var_types.={boolean=1, string=3, null=0, integer=2, decimal=5, stem=4, undefined=-1}}</text:p>
      <text:p text:style-name="P89">)ws echo on -pp on</text:p>
      <text:p text:style-name="P88">echo mode on, pretty print = <text:span text:style-name="T129">on</text:span></text:p>
      <text:p text:style-name="P88"><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101">from the given file</text:span>. <text:span text:style-name="T101">Relative references are resolved against the qdl root directory (which you can see since it is saved in the environment).</text:span> </text:p>
      <text:h text:style-name="Heading_20_3" text:outline-level="3"><text:bookmark-start text:name="__RefHeading___Toc8215_2391341561"/><text:span text:style-name="T102">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101">Relative references are resolved against the qdl root directory (which you can see since it is saved in the environment).</text:span></text:p>
      <text:h text:style-name="Heading_20_3" text:outline-level="3"><text:bookmark-start text:name="__RefHeading___Toc5592_3816005984"/><text:soft-page-break/>clear <text:bookmark-end text:name="__RefHeading___Toc5592_3816005984"/></text:h>
      <text:p text:style-name="P19">This command will remove all state and return it to the exact condition of starting a clean workspace, <text:span text:style-name="T9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5"><text:s text:c="4"/>)<text:span text:style-name="T79">ws </text:span>clear</text:p>
      <text:p text:style-name="P75">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09-25T17:57:41.688676871</dc:date>
    <meta:editing-duration>P60DT7H42M8S</meta:editing-duration>
    <meta:editing-cycles>158</meta:editing-cycles>
    <meta:generator>LibreOffice/6.4.5.2$Linux_X86_64 LibreOffice_project/40$Build-2</meta:generator>
    <meta:document-statistic meta:table-count="0" meta:image-count="0" meta:object-count="0" meta:page-count="18" meta:paragraph-count="471" meta:word-count="5087" meta:character-count="31164" meta:non-whitespace-character-count="24990"/>
  </office:meta>
</office:document-meta>
</file>